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8c7" officeooo:paragraph-rsid="000298c7"/>
    </style:style>
    <style:style style:name="P2" style:family="paragraph" style:parent-style-name="Standard">
      <style:text-properties officeooo:rsid="0003b629" officeooo:paragraph-rsid="0003b629"/>
    </style:style>
    <style:style style:name="P3" style:family="paragraph" style:parent-style-name="Standard">
      <style:text-properties officeooo:rsid="000545b0" officeooo:paragraph-rsid="000545b0"/>
    </style:style>
    <style:style style:name="P4" style:family="paragraph" style:parent-style-name="Standard">
      <style:text-properties officeooo:rsid="00087467" officeooo:paragraph-rsid="00087467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officeooo:rsid="00013086" officeooo:paragraph-rsid="00013086" style:font-weight-asian="bold" style:font-weight-complex="bold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it hub token</text:p>
      <text:p text:style-name="P7"/>
      <text:p text:style-name="P7">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</text:p>
      <text:p text:style-name="Standard"/>
      <text:p text:style-name="Standard"/>
      <text:p text:style-name="Standard"/>
      <text:p text:style-name="Standard"/>
      <text:p text:style-name="P2">to add to github:-</text:p>
      <text:p text:style-name="P5"><text:span text:style-name="T1">git add .</text:span><text:line-break/><text:span text:style-name="T1">git commit -m “type a message here that describes the changes”</text:span><text:line-break/><text:span text:style-name="T1">git push</text:span></text:p>
      <text:p text:style-name="P6"/>
      <text:p text:style-name="P6"/>
      <text:p text:style-name="P1">to download :-git pull</text:p>
      <text:p text:style-name="P1"/>
      <text:p text:style-name="P1"/>
      <text:p text:style-name="P3">#first push, commit then add/update</text:p>
      <text:p text:style-name="P4"># add user name :- Prachi-Rahate</text:p>
      <text:p text:style-name="P4"># copy paste tok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Slack-Fractions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3:57:00.528120811</meta:creation-date>
    <dc:date>2022-08-01T23:35:49.386695848</dc:date>
    <meta:editing-duration>PT4H31M3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8" meta:word-count="43" meta:character-count="259" meta:non-whitespace-character-count="224"/>
  </office:meta>
</office:document-meta>
</file>